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miro.com/welcomeonboard/ZU52R2RJWFNadXVzRHh4VmttR2ZkSGlOQzJlVnhScnlmek05YlkxcjA4dWFwS1ByUFROOGwwbTFmSWxUTnBHaHwzNDU4NzY0NTg0ODc2MTY0NzMxfDI=?share_link_id=209941929036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2T12:04:33.864000000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175" meta:non-whitespace-character-count="175"/>
    <meta:generator>LibreOffice/7.4.3.2$Windows_X86_64 LibreOffice_project/1048a8393ae2eeec98dff31b5c133c5f1d08b890</meta:generator>
  </office:meta>
</office:document-meta>
</file>